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IPNHMB+TimesNewRoman" svg:font-family="IPNHMB+TimesNewRoman"/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margin-left="-0.028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Nimbus Roman No9 L" fo:font-size="12pt" fo:font-style="normal" fo:font-weight="bold" style:font-name-asian="IPNHMB+TimesNewRoman" style:font-size-asian="12pt" style:font-style-asian="normal" style:font-weight-asian="bold" style:font-name-complex="IPNHMB+TimesNewRoman" style:font-size-complex="12pt" style:font-style-complex="normal" style:font-weight-complex="bold"/>
    </style:style>
    <style:style style:name="P2" style:family="paragraph" style:parent-style-name="Text_20_body">
      <style:paragraph-properties fo:margin-left="-0.028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3" style:family="paragraph" style:parent-style-name="Text_20_body">
      <style:paragraph-properties fo:margin-left="-0.028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4" style:family="paragraph" style:parent-style-name="Text_20_body">
      <style:paragraph-properties fo:margin-left="-0.028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Nimbus Roman No9 L" fo:font-size="12pt" fo:font-style="normal" fo:font-weight="bold" style:font-name-asian="IPNHMB+TimesNewRoman" style:font-size-asian="12pt" style:font-style-asian="normal" style:font-weight-asian="bold" style:font-name-complex="IPNHMB+TimesNewRoman" style:font-size-complex="12pt" style:font-style-complex="normal" style:font-weight-complex="bold"/>
    </style:style>
    <style:style style:name="P5" style:family="paragraph" style:parent-style-name="Text_20_body">
      <style:paragraph-properties fo:margin-left="-0.028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Nimbus Roman No9 L" fo:font-size="12pt" fo:font-style="italic" fo:font-weight="normal" style:font-name-asian="IPNHMB+TimesNewRoman" style:font-size-asian="12pt" style:font-style-asian="italic" style:font-weight-asian="normal" style:font-name-complex="IPNHMB+TimesNewRoman" style:font-size-complex="12pt" style:font-style-complex="italic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Roman No9 L" fo:font-size="12pt" fo:font-style="normal" fo:font-weight="bold" style:font-name-asian="IPNHMB+TimesNewRoman" style:font-size-asian="12pt" style:font-style-asian="normal" style:font-weight-asian="bold" style:font-name-complex="IPNHMB+TimesNewRoman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Nimbus Roman No9 L" fo:font-size="12pt" fo:font-style="normal" fo:font-weight="bold" style:font-name-asian="IPNHMB+TimesNewRoman" style:font-size-asian="12pt" style:font-style-asian="normal" style:font-weight-asian="bold" style:font-name-complex="IPNHMB+TimesNewRoman" style:font-size-complex="12pt" style:font-style-complex="normal" style:font-weight-complex="bold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Nimbus Roman No9 L" fo:font-size="12pt" fo:font-style="normal" fo:font-weight="bold" style:font-name-asian="IPNHMB+TimesNewRoman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Nimbus Roman No9 L" fo:font-size="12pt" fo:font-style="normal" fo:font-weight="normal" style:font-name-asian="IPNHMB+TimesNewRoma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-0.028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2"/>
      <text:p text:style-name="P6">4.1 Compatibilidades e incompatibilidades</text:p>
      <text:p text:style-name="P6"/>
      <text:p text:style-name="P6"/>
      <text:p text:style-name="P6">4.2 Pontos para adaptações e <text:span text:style-name="T2">ganhos a serem obtidos</text:span></text:p>
      <text:p text:style-name="P6"/>
      <text:p text:style-name="P6"/>
      <text:p text:style-name="P7">4.3 Facilidades e Dificuldades de Adaptações</text:p>
      <text:p text:style-name="P7"/>
      <text:p text:style-name="P7"/>
      <text:p text:style-name="P9">4.4 Nossa Proposta </text:p>
      <text:p text:style-name="P9"/>
      <text:p text:style-name="P10">4.4.1 Alteração na Simbologia do Grafo</text:p>
      <text:p text:style-name="P10"/>
      <text:p text:style-name="P8">4.4.2 Integração BPMNRNF com LAL</text:p>
      <text:p text:style-name="P8"/>
      <text:p text:style-name="P3">4.4.3 As visões de negociação </text:p>
      <text:p text:style-name="P2">4.4.2.1 <text:span text:style-name="T1">Visão de exposição de conflitos e restrições</text:span></text:p>
      <text:p text:style-name="P2">4.4.2.2 <text:span text:style-name="T1">Visão de votação de uma correlaçã</text:span>o</text:p>
      <text:p text:style-name="P2">4.4.2.3 <text:span text:style-name="T1">Visão de andamento de célula de negociação </text:span></text:p>
      <text:p text:style-name="P2">4.4.2.4 <text:span text:style-name="T1">Visão geral de andamento de negociações </text:span></text:p>
      <text:p text:style-name="P2">4.4.2.5 <text:span text:style-name="T1">Visão de conformidade argumentação e priorização</text:span></text:p>
      <text:p text:style-name="P5"/>
      <text:p text:style-name="P2"/>
      <text:p text:style-name="P2"/>
      <text:p text:style-name="P4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IPNHMB+TimesNewRoman" svg:font-family="IPNHMB+TimesNewRoman"/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2T18:49:08</meta:creation-date>
    <dc:date>2011-01-16T09:28:10</dc:date>
    <meta:editing-cycles>15</meta:editing-cycles>
    <meta:editing-duration>PT1H10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75" meta:character-count="505"/>
  </office:meta>
</office:document-meta>
</file>